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542d1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officeooo:rsid="000542d1"/>
    </style:style>
    <style:style style:name="T3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officeooo:rsid="0005b68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2">VBL20-viper-pv-proto-plan-sku4</text:span></text:p>
      <text:p text:style-name="P7"><text:span text:style-name="T4">--SN: </text:span><text:span text:style-name="T3">CND322015G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3161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1:01:25.825776439</dc:date>
    <dc:creator>xiaojun </dc:creator>
    <meta:editing-duration>PT24M3S</meta:editing-duration>
    <meta:editing-cycles>6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28" meta:non-whitespace-character-count="1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 Fallback" style:font-size-asian="10pt" style:language-asian="ar" style:country-asian="SA" style:font-style-asian="normal" style:font-weight-asian="normal" style:font-name-complex="Droid Sans Devanaga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4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07-02" calcext:value-type="date">
            <text:p>2013-07-02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07-03" calcext:value-type="date">
            <text:p>2013-07-0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1" office:value-type="string" calcext:value-type="string">
            <text:p>2013-7-04—2013-7-05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3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07-07" calcext:value-type="date">
            <text:p>2013-07-07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07-08" calcext:value-type="date">
            <text:p>2013-07-08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07-09" calcext:value-type="date">
            <text:p>2013-07-09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07-10" calcext:value-type="date">
            <text:p>2013-07-10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07-11" calcext:value-type="date">
            <text:p>2013-07-1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07-12" calcext:value-type="date">
            <text:p>2013-07-12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07-13" calcext:value-type="date">
            <text:p>2013-07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07-13" calcext:value-type="date">
            <text:p>2013-07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07-13" calcext:value-type="date">
            <text:p>2013-07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07-14" calcext:value-type="date">
            <text:p>2013-07-14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07-15" calcext:value-type="date">
            <text:p>2013-07-15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07-16" calcext:value-type="date">
            <text:p>2013-07-1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07-17" calcext:value-type="date">
            <text:p>2013-07-17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07-18" calcext:value-type="date">
            <text:p>2013-07-18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07-19" calcext:value-type="date">
            <text:p>2013-07-19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07-20" calcext:value-type="date">
            <text:p>2013-07-20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4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1:01:00.717252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